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igure_20_cap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402100" officeooo:paragraph-rsid="00402100"/>
    </style:style>
    <style:style style:name="P15" style:family="paragraph" style:parent-style-name="Paragraph">
      <style:paragraph-properties style:writing-mode="lr-tb"/>
      <style:text-properties fo:language="en" fo:country="US" officeooo:rsid="00402100" officeooo:paragraph-rsid="00402100"/>
    </style:style>
    <style:style style:name="P16" style:family="paragraph" style:parent-style-name="Heading_20_1">
      <style:text-properties fo:language="en" fo:country="US" officeooo:rsid="00354e64" officeooo:paragraph-rsid="00354e64"/>
    </style:style>
    <style:style style:name="P17" style:family="paragraph" style:parent-style-name="Paragraph">
      <style:text-properties fo:language="en" fo:country="US" officeooo:rsid="00354e64" officeooo:paragraph-rsid="00354e64"/>
    </style:style>
    <style:style style:name="P18" style:family="paragraph" style:parent-style-name="Heading_20_1">
      <style:text-properties fo:language="en" fo:country="US" officeooo:rsid="00492e29" officeooo:paragraph-rsid="00492e29"/>
    </style:style>
    <style:style style:name="P19" style:family="paragraph" style:parent-style-name="Heading_20_2">
      <style:text-properties fo:language="en" fo:country="US"/>
    </style:style>
    <style:style style:name="P20" style:family="paragraph" style:parent-style-name="Heading_20_2">
      <style:paragraph-properties style:writing-mode="lr-tb"/>
      <style:text-properties fo:language="en" fo:country="US" officeooo:paragraph-rsid="0047da11"/>
    </style:style>
    <style:style style:name="P21" style:family="paragraph" style:parent-style-name="Paragraph">
      <style:paragraph-properties style:writing-mode="lr-tb"/>
      <style:text-properties fo:language="en" fo:country="US" officeooo:paragraph-rsid="0047da11"/>
    </style:style>
    <style:style style:name="P22" style:family="paragraph" style:parent-style-name="Heading_20_3">
      <style:text-properties fo:language="en" fo:country="US"/>
    </style:style>
    <style:style style:name="P23" style:family="paragraph" style:parent-style-name="Heading_20_4_20__2b__20_Paragraph">
      <style:text-properties fo:language="en" fo:country="US"/>
    </style:style>
    <style:style style:name="P24" style:family="paragraph" style:parent-style-name="Keywords">
      <style:text-properties fo:language="en" fo:country="US"/>
    </style:style>
    <style:style style:name="P25" style:family="paragraph" style:parent-style-name="New_20_paragraph">
      <style:text-properties fo:language="en" fo:country="US"/>
    </style:style>
    <style:style style:name="P26" style:family="paragraph" style:parent-style-name="Notes_20_on_20_contributors">
      <style:text-properties fo:language="en" fo:country="US"/>
    </style:style>
    <style:style style:name="P27" style:family="paragraph" style:parent-style-name="Paragraph">
      <style:text-properties fo:language="en" fo:country="US"/>
    </style:style>
    <style:style style:name="P28" style:family="paragraph" style:parent-style-name="References">
      <style:text-properties fo:language="en" fo:country="US"/>
    </style:style>
    <style:style style:name="P29" style:family="paragraph" style:parent-style-name="Standard">
      <style:text-properties fo:language="en" fo:country="US"/>
    </style:style>
    <style:style style:name="P30" style:family="paragraph" style:parent-style-name="Subject_20_codes">
      <style:text-properties fo:language="en" fo:country="US"/>
    </style:style>
    <style:style style:name="P31" style:family="paragraph" style:parent-style-name="New_20_paragraph">
      <style:paragraph-properties style:writing-mode="lr-tb"/>
      <style:text-properties fo:language="en" fo:country="US" officeooo:rsid="0020ef47" officeooo:paragraph-rsid="0047da11"/>
    </style:style>
    <style:style style:name="P32"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3"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4"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35"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36"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37"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38"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39" style:family="paragraph" style:parent-style-name="Paragraph">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0"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1" style:family="paragraph" style:parent-style-name="Paragraph">
      <style:paragraph-properties style:writing-mode="lr-tb"/>
      <style:text-properties officeooo:paragraph-rsid="0056f6a7"/>
    </style:style>
    <style:style style:name="P42" style:family="paragraph" style:parent-style-name="Bulleted_20_list" style:list-style-name="WWNum28">
      <style:text-properties fo:language="en" fo:country="US"/>
    </style:style>
    <style:style style:name="P43" style:family="paragraph" style:parent-style-name="Heading_20_2">
      <style:text-properties officeooo:paragraph-rsid="005f4cdf"/>
    </style:style>
    <style:style style:name="P44" style:family="paragraph" style:parent-style-name="Heading_20_3">
      <style:text-properties officeooo:rsid="0062959a" officeooo:paragraph-rsid="0062959a"/>
    </style:style>
    <style:style style:name="P45" style:family="paragraph" style:parent-style-name="Heading_20_3">
      <style:text-properties officeooo:paragraph-rsid="00664c43"/>
    </style:style>
    <style:style style:name="P46" style:family="paragraph" style:parent-style-name="New_20_paragraph">
      <style:paragraph-properties style:writing-mode="lr-tb"/>
      <style:text-properties fo:language="en" fo:country="US" officeooo:rsid="004f03b2" officeooo:paragraph-rsid="004f03b2"/>
    </style:style>
    <style:style style:name="P47" style:family="paragraph" style:parent-style-name="New_20_paragraph">
      <style:paragraph-properties style:writing-mode="lr-tb"/>
      <style:text-properties officeooo:rsid="006380e8" officeooo:paragraph-rsid="006380e8"/>
    </style:style>
    <style:style style:name="P48"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49" style:family="paragraph" style:parent-style-name="Numbered_20_list">
      <style:text-properties fo:language="en" fo:country="US"/>
    </style:style>
    <style:style style:name="P50" style:family="paragraph" style:parent-style-name="Numbered_20_list" style:list-style-name="WWNum24">
      <style:text-properties fo:language="en" fo:country="US"/>
    </style:style>
    <style:style style:name="P51" style:family="paragraph" style:parent-style-name="Paragraph">
      <style:paragraph-properties style:writing-mode="lr-tb"/>
      <style:text-properties officeooo:rsid="0062959a" officeooo:paragraph-rsid="0062959a"/>
    </style:style>
    <style:style style:name="P52" style:family="paragraph" style:parent-style-name="Paragraph">
      <style:paragraph-properties style:writing-mode="lr-tb"/>
      <style:text-properties officeooo:rsid="0062bc89" officeooo:paragraph-rsid="0062bc89"/>
    </style:style>
    <style:style style:name="P53" style:family="paragraph" style:parent-style-name="Paragraph">
      <style:paragraph-properties fo:margin-left="0in" fo:margin-right="0in" fo:text-indent="0in" style:auto-text-indent="false" style:writing-mode="lr-tb"/>
      <style:text-properties officeooo:rsid="006380e8" officeooo:paragraph-rsid="00664c43"/>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7525e" style:font-style-asian="italic" style:font-style-complex="italic"/>
    </style:style>
    <style:style style:name="T7" style:family="text">
      <style:text-properties fo:font-style="italic" officeooo:rsid="0028a793" style:font-style-asian="italic" style:font-style-complex="italic"/>
    </style:style>
    <style:style style:name="T8" style:family="text">
      <style:text-properties fo:font-style="italic" officeooo:rsid="00664c43" style:font-style-asian="italic" style:font-style-complex="italic"/>
    </style:style>
    <style:style style:name="T9" style:family="text">
      <style:text-properties fo:font-style="italic" officeooo:rsid="0066f16d"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4pt" officeooo:rsid="001ba4bc" style:font-size-asian="14pt" style:font-size-complex="12pt"/>
    </style:style>
    <style:style style:name="T12" style:family="text">
      <style:text-properties officeooo:rsid="001ba4bc"/>
    </style:style>
    <style:style style:name="T13" style:family="text">
      <style:text-properties fo:font-size="12pt" fo:font-style="italic" officeooo:rsid="001ba4bc" style:font-size-asian="12pt" style:font-style-asian="italic" style:font-size-complex="12pt"/>
    </style:style>
    <style:style style:name="T14" style:family="text">
      <style:text-properties fo:font-size="12pt" fo:font-style="italic" officeooo:rsid="003297b7" style:font-size-asian="12pt" style:font-style-asian="italic" style:font-size-complex="12pt" style:font-style-complex="italic"/>
    </style:style>
    <style:style style:name="T15" style:family="text">
      <style:text-properties fo:font-size="12pt" fo:font-style="italic" style:text-underline-style="none" officeooo:rsid="0020ef47" style:font-size-asian="12pt" style:font-style-asian="italic" style:font-size-complex="12pt" style:font-style-complex="italic"/>
    </style:style>
    <style:style style:name="T16"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17"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18"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19"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20"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21" style:family="text">
      <style:text-properties fo:font-size="12pt" officeooo:rsid="001d7c12" style:font-size-asian="12pt" style:font-size-complex="12pt"/>
    </style:style>
    <style:style style:name="T22" style:family="text">
      <style:text-properties fo:font-size="12pt" officeooo:rsid="00206d24" style:font-size-asian="12pt" style:font-size-complex="12pt"/>
    </style:style>
    <style:style style:name="T23" style:family="text">
      <style:text-properties fo:font-size="12pt" officeooo:rsid="0020ef47" style:font-size-asian="12pt" style:font-size-complex="12pt"/>
    </style:style>
    <style:style style:name="T24" style:family="text">
      <style:text-properties fo:font-size="12pt" officeooo:rsid="00236edc" style:font-size-asian="12pt" style:font-size-complex="12pt"/>
    </style:style>
    <style:style style:name="T25" style:family="text">
      <style:text-properties fo:font-size="12pt" officeooo:rsid="00261691" style:font-size-asian="12pt" style:font-size-complex="12pt"/>
    </style:style>
    <style:style style:name="T26" style:family="text">
      <style:text-properties fo:font-size="12pt" officeooo:rsid="002bb375" style:font-size-asian="12pt" style:font-size-complex="12pt"/>
    </style:style>
    <style:style style:name="T27" style:family="text">
      <style:text-properties fo:font-size="12pt" officeooo:rsid="002e7466" style:font-size-asian="12pt" style:font-size-complex="12pt"/>
    </style:style>
    <style:style style:name="T28" style:family="text">
      <style:text-properties fo:font-size="12pt" officeooo:rsid="002f86ee" style:font-size-asian="12pt" style:font-size-complex="12pt"/>
    </style:style>
    <style:style style:name="T29" style:family="text">
      <style:text-properties fo:font-size="12pt" officeooo:rsid="0030b958" style:font-size-asian="12pt" style:font-size-complex="12pt"/>
    </style:style>
    <style:style style:name="T30" style:family="text">
      <style:text-properties fo:font-size="12pt" officeooo:rsid="003297b7" style:font-size-asian="12pt" style:font-size-complex="12pt"/>
    </style:style>
    <style:style style:name="T31" style:family="text">
      <style:text-properties fo:font-size="12pt" officeooo:rsid="0033838b" style:font-size-asian="12pt" style:font-size-complex="12pt"/>
    </style:style>
    <style:style style:name="T32" style:family="text">
      <style:text-properties fo:font-size="12pt" officeooo:rsid="00355036" style:font-size-asian="12pt" style:font-size-complex="12pt"/>
    </style:style>
    <style:style style:name="T33" style:family="text">
      <style:text-properties fo:font-size="12pt" officeooo:rsid="0037e0af" style:font-size-asian="12pt" style:font-size-complex="12pt"/>
    </style:style>
    <style:style style:name="T34" style:family="text">
      <style:text-properties fo:font-size="12pt" officeooo:rsid="00396c2f" style:font-size-asian="12pt" style:font-size-complex="12pt"/>
    </style:style>
    <style:style style:name="T35" style:family="text">
      <style:text-properties fo:font-size="12pt" officeooo:rsid="003b24db" style:font-size-asian="12pt" style:font-size-complex="12pt"/>
    </style:style>
    <style:style style:name="T36" style:family="text">
      <style:text-properties fo:font-size="12pt" officeooo:rsid="003c379f" style:font-size-asian="12pt" style:font-size-complex="12pt"/>
    </style:style>
    <style:style style:name="T37" style:family="text">
      <style:text-properties fo:font-size="12pt" officeooo:rsid="003ded79" style:font-size-asian="12pt" style:font-size-complex="12pt"/>
    </style:style>
    <style:style style:name="T38" style:family="text">
      <style:text-properties fo:font-size="12pt" officeooo:rsid="003ebb32" style:font-size-asian="12pt" style:font-size-complex="12pt"/>
    </style:style>
    <style:style style:name="T39" style:family="text">
      <style:text-properties fo:font-size="12pt" officeooo:rsid="0040e747" style:font-size-asian="12pt" style:font-size-complex="12pt"/>
    </style:style>
    <style:style style:name="T40" style:family="text">
      <style:text-properties fo:font-size="12pt" officeooo:rsid="004238b7" style:font-size-asian="12pt" style:font-size-complex="12pt"/>
    </style:style>
    <style:style style:name="T41" style:family="text">
      <style:text-properties fo:font-size="12pt" officeooo:rsid="00435bc7" style:font-size-asian="12pt" style:font-size-complex="12pt"/>
    </style:style>
    <style:style style:name="T42" style:family="text">
      <style:text-properties fo:font-size="12pt" officeooo:rsid="0047da11" style:font-size-asian="12pt" style:font-size-complex="12pt"/>
    </style:style>
    <style:style style:name="T43" style:family="text">
      <style:text-properties fo:font-size="12pt" officeooo:rsid="0058ed99" style:font-size-asian="12pt" style:font-size-complex="12pt"/>
    </style:style>
    <style:style style:name="T44" style:family="text">
      <style:text-properties fo:font-size="12pt" officeooo:rsid="005ad326" style:font-size-asian="12pt" style:font-size-complex="12pt"/>
    </style:style>
    <style:style style:name="T45" style:family="text">
      <style:text-properties fo:font-size="12pt" fo:font-style="normal" style:text-underline-style="none" officeooo:rsid="0020ef47" style:font-size-asian="12pt" style:font-style-asian="normal" style:font-size-complex="12pt" style:font-style-complex="normal"/>
    </style:style>
    <style:style style:name="T46" style:family="text">
      <style:text-properties officeooo:rsid="001fa98c"/>
    </style:style>
    <style:style style:name="T47" style:family="text">
      <style:text-properties officeooo:rsid="0020ef47"/>
    </style:style>
    <style:style style:name="T48" style:family="text">
      <style:text-properties officeooo:rsid="00233bba"/>
    </style:style>
    <style:style style:name="T49" style:family="text">
      <style:text-properties officeooo:rsid="0024e7e1"/>
    </style:style>
    <style:style style:name="T50" style:family="text">
      <style:text-properties officeooo:rsid="00261691"/>
    </style:style>
    <style:style style:name="T51" style:family="text">
      <style:text-properties officeooo:rsid="0027525e"/>
    </style:style>
    <style:style style:name="T52" style:family="text">
      <style:text-properties officeooo:rsid="0028a793"/>
    </style:style>
    <style:style style:name="T53" style:family="text">
      <style:text-properties officeooo:rsid="00293eeb"/>
    </style:style>
    <style:style style:name="T54" style:family="text">
      <style:text-properties officeooo:rsid="0029ce6b"/>
    </style:style>
    <style:style style:name="T55" style:family="text">
      <style:text-properties officeooo:rsid="002bb375"/>
    </style:style>
    <style:style style:name="T56" style:family="text">
      <style:text-properties officeooo:rsid="002e7466"/>
    </style:style>
    <style:style style:name="T57" style:family="text">
      <style:text-properties officeooo:rsid="002f86ee"/>
    </style:style>
    <style:style style:name="T58" style:family="text">
      <style:text-properties officeooo:rsid="0030b958"/>
    </style:style>
    <style:style style:name="T59" style:family="text">
      <style:text-properties officeooo:rsid="003297b7"/>
    </style:style>
    <style:style style:name="T60" style:family="text">
      <style:text-properties officeooo:rsid="0033838b"/>
    </style:style>
    <style:style style:name="T61" style:family="text">
      <style:text-properties officeooo:rsid="00355036"/>
    </style:style>
    <style:style style:name="T62" style:family="text">
      <style:text-properties officeooo:rsid="0040e747"/>
    </style:style>
    <style:style style:name="T63" style:family="text">
      <style:text-properties officeooo:rsid="0041dedc"/>
    </style:style>
    <style:style style:name="T64" style:family="text">
      <style:text-properties officeooo:rsid="00435bc7"/>
    </style:style>
    <style:style style:name="T65" style:family="text">
      <style:text-properties officeooo:rsid="00448e80"/>
    </style:style>
    <style:style style:name="T66" style:family="text">
      <style:text-properties officeooo:rsid="0045f860"/>
    </style:style>
    <style:style style:name="T67" style:family="text">
      <style:text-properties officeooo:rsid="0047da11"/>
    </style:style>
    <style:style style:name="T68" style:family="text">
      <style:text-properties officeooo:rsid="0050005b"/>
    </style:style>
    <style:style style:name="T69" style:family="text">
      <style:text-properties officeooo:rsid="0056f6a7"/>
    </style:style>
    <style:style style:name="T70" style:family="text">
      <style:text-properties officeooo:rsid="0058b1af"/>
    </style:style>
    <style:style style:name="T71" style:family="text">
      <style:text-properties officeooo:rsid="005cd559"/>
    </style:style>
    <style:style style:name="T72" style:family="text">
      <style:text-properties officeooo:rsid="006380e8"/>
    </style:style>
    <style:style style:name="T73" style:family="text">
      <style:text-properties officeooo:rsid="00640f27"/>
    </style:style>
    <style:style style:name="T74" style:family="text">
      <style:text-properties officeooo:rsid="00659dfa"/>
    </style:style>
    <style:style style:name="T75" style:family="text">
      <style:text-properties officeooo:rsid="00664c43"/>
    </style:style>
    <style:style style:name="T76" style:family="text">
      <style:text-properties fo:font-style="normal" officeooo:rsid="00664c43" style:font-style-asian="normal" style:font-style-complex="normal"/>
    </style:style>
    <style:style style:name="T77" style:family="text">
      <style:text-properties fo:font-style="normal" officeooo:rsid="0066f16d" style:font-style-asian="normal" style:font-style-complex="normal"/>
    </style:style>
    <style:style style:name="T78" style:family="text">
      <style:text-properties officeooo:rsid="0066f16d"/>
    </style:style>
    <style:style style:name="T79" style:family="text">
      <style:text-properties officeooo:rsid="00699603"/>
    </style:style>
    <style:style style:name="T80" style:family="text">
      <style:text-properties officeooo:rsid="00699c9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tab/>Telerobtic intergroup contact: acceptance and preferences in Israel and Palestine.</text:p>
      <text:p text:style-name="P4"><text:span text:style-name="T11">Avner</text:span> <text:span text:style-name="T11">Peled</text:span><text:span text:style-name="T1">a</text:span>*, <text:span text:style-name="T11">Teemu Leinonen</text:span><text:span text:style-name="T1">a</text:span>, and Béatrice Hasler<text:span text:style-name="T1">b</text:span></text:p>
      <text:p text:style-name="P7"><text:span text:style-name="T1">a</text:span>Department <text:span text:style-name="T12">of Media</text:span>, <text:span text:style-name="T12">Aalto </text:span>University, <text:span text:style-name="T13">Espoo</text:span>, <text:span text:style-name="T13">Finland</text:span>; <text:span text:style-name="T1">b</text:span><text:span text:style-name="T12">Sammy Ofer School of Communication</text:span>, <text:span text:style-name="T13">Reichman University</text:span>, <text:span text:style-name="T13">Herzliya</text:span>, <text:span text:style-name="T13">Israel</text:span></text:p>
      <text:p text:style-name="P8">*<text:span text:style-name="T21">avner.peled@aalto.fi</text:span></text:p>
      <text:p text:style-name="P26">Provide short biographical notes on all contributors here if the journal requires them.</text:p>
      <text:p text:style-name="P33">Telerob<text:span text:style-name="T67">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4">Keywords: word; another word; lower case except names</text:p>
      <text:p text:style-name="P30">Subject classification codes: include these here if the journal requires them</text:p>
      <text:h text:style-name="P13" text:outline-level="1"/>
      <text:h text:style-name="P13" text:outline-level="1"/>
      <text:h text:style-name="P34" text:outline-level="1"><text:span text:style-name="T52">3. </text:span>Method</text:h>
      <text:h text:style-name="P35" text:outline-level="1"/>
      <text:h text:style-name="P34" text:outline-level="1"><text:span text:style-name="T6">3.1. </text:span><text:span text:style-name="T7">Survey</text:span></text:h>
      <text:p text:style-name="P37"><text:span text:style-name="T46">On </text:span><text:span text:style-name="T51">March </text:span><text:span text:style-name="T58">22nd</text:span><text:span text:style-name="T51">, 2021, </text:span><text:span text:style-name="T46">a</text:span><text:span text:style-name="T51">n online, anonymous survey was launched simultaneously in Israel (targeting only Jews) and Palestine (West Bank and Gaza). We reached out to participants in Israel through a surveying company and in Palestine through a paid research assistant.</text:span><text:span text:style-name="T7"> </text:span><text:span text:style-name="T52">The survey included both binary/scale questions as well as open-ended questions </text:span><text:span text:style-name="T53">divided into four main parts:</text:span></text:p>
      <text:list xml:id="list427494748" text:style-name="WWNum24">
        <text:list-item>
          <text:p text:style-name="P49">Demographic informati<text:span text:style-name="T53">on.</text:span></text:p>
        </text:list-item>
        <text:list-item>
          <text:p text:style-name="P49">General attitude toward robots <text:span text:style-name="T79">and the outgroup</text:span>.</text:p>
        </text:list-item>
        <text:list-item>
          <text:p text:style-name="P49">General opinions and preferences on meeting <text:span text:style-name="T27">people</text:span> via telerobo<text:span text:style-name="T56">tic</text:span><text:span text:style-name="T67">s</text:span>.</text:p>
        </text:list-item>
        <text:list-item>
          <text:p text:style-name="P49">Opinions and preferences on the use of telerobots for intergroup contact.</text:p>
        </text:list-item>
      </text:list>
      <text:p text:style-name="P25"><text:span text:style-name="T54">The survey </text:span><text:span text:style-name="T52">was published in Hebrew and Arabic and answers to all open-ended questions were all translated into English for analysis. The survey allowed respondents to express no interest in intergroup contact or telerobot operation, therefore skipp</text:span><text:span text:style-name="T55">ing</text:span><text:span text:style-name="T52"> </text:span><text:soft-page-break/><text:span text:style-name="T52">over the </text:span><text:span text:style-name="T27">corresponding </text:span><text:span text:style-name="T52">questions, </text:span><text:span text:style-name="T56">without </text:span><text:span text:style-name="T26">asking </text:span><text:span text:style-name="T52">further details on the preferences of the </text:span><text:span text:style-name="T27">participant</text:span><text:span text:style-name="T52">. </text:span><text:span text:style-name="T58">The survey </text:span><text:span text:style-name="T29">was open for one nearly one month, until April 19</text:span><text:span text:style-name="T2">th</text:span><text:span text:style-name="T29"> 2021.</text:span></text:p>
      <text:h text:style-name="P19" text:outline-level="2">3.<text:span text:style-name="T67">2.</text:span> <text:span text:style-name="T16">Sociopolitical</text:span><text:span text:style-name="T10"> context</text:span></text:h>
      <text:p text:style-name="Paragraph"><text:span text:style-name="T30">The survey took place in the midst of the ongoing struggle against the global </text:span>COVID-19 pandemic. <text:span text:style-name="T59">At the time, </text:span><text:span text:style-name="T30">partial restrictions were taken place in both Israel </text:span>and Palestine. <text:span text:style-name="T30">According to </text:span><text:span text:style-name="T14">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schema&quot;:&quot;https://github.com/citation-style-language/schema/raw/master/csl-citation.json&quot;} RND04Dy5eBPAj"/><text:span text:style-name="T14">(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schema&quot;:&quot;https://github.com/citation-style-language/schema/raw/master/csl-citation.json&quot;} RND04Dy5eBPAj"/><text:span text:style-name="T28"> </text:span><text:span text:style-name="T33">in March 2021</text:span><text:span text:style-name="T31"> </text:span>Israel <text:span text:style-name="T60">had </text:span><text:span text:style-name="T31">higher rate of daily cases than Palestine (about 60 per 1 million compared to 2 in Palestine), but was also significantly </text:span>ahead <text:span text:style-name="T57">of Palestine </text:span>in its vaccination campaign. <text:span text:style-name="T31">M</text:span>ore than half of the population <text:span text:style-name="T60">in Israel already</text:span> received their second dose of the vaccine <text:span text:style-name="T60">in March </text:span><text:span text:style-name="T61">2021</text:span><text:span text:style-name="T60">, while in </text:span>Palestine, <text:span text:style-name="T31">vaccine coverage was </text:span><text:span text:style-name="T32">virtually</text:span><text:span text:style-name="T31"> nonexistent, with less than 0.2 percent of the population</text:span><text:span text:style-name="T32"> being</text:span><text:span text:style-name="T31"> fully vaccinated. </text:span><text:span text:style-name="T33">This was, in part, due to </text:span><text:span text:style-name="T35">Israel’s control over the passage and authorization of </text:span><text:span text:style-name="T36">medical </text:span><text:span text:style-name="T35">goods</text:span><text:span text:style-name="T34"> </text:span><text:span text:style-name="T35">in Palestine, and in part </text:span><text:span text:style-name="T36">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schema&quot;:&quot;https://github.com/citation-style-language/schema/raw/master/csl-citation.json&quot;} RNDYx778LQZRn"/><text:span text:style-name="T36">(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schema&quot;:&quot;https://github.com/citation-style-language/schema/raw/master/csl-citation.json&quot;} RNDYx778LQZRn"/><text:span text:style-name="T36">. <text:s/></text:span><text:span text:style-name="T37">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schema&quot;:&quot;https://github.com/citation-style-language/schema/raw/master/csl-citation.json&quot;} RNDyYtfp2RmVM"/><text:span text:style-name="T37">(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schema&quot;:&quot;https://github.com/citation-style-language/schema/raw/master/csl-citation.json&quot;} RNDyYtfp2RmVM"/><text:span text:style-name="T36">.</text:span></text:p>
      <text:p text:style-name="New_20_paragraph">In the political sphere, <text:span text:style-name="T62">the </text:span>elections in Israel <text:span text:style-name="T39">had just ended for the fourth time without a clear winner</text:span>. However, <text:span text:style-name="T39">the</text:span> <text:span text:style-name="T39">possibility </text:span>for a <text:span text:style-name="T39">new</text:span> <text:span text:style-name="T39">administration under Naftali Bennet</text:span><text:span text:style-name="T42">t</text:span><text:span text:style-name="T39">, which continued to form in the coming months, </text:span>was <text:span text:style-name="T39">beginning to surface</text:span>. In the United States, the Trump administration was replaced <text:span text:style-name="T62">a few months earlier </text:span><text:span text:style-name="T39">by </text:span>that of Joe Biden. <text:span text:style-name="T63">The </text:span>Trump <text:span text:style-name="T63">administration </text:span>has <text:span text:style-name="T40">carried</text:span> a distinctive Pro-Israeli <text:span text:style-name="T40">tone, </text:span><text:span text:style-name="T41">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schema&quot;:&quot;https://github.com/citation-style-language/schema/raw/master/csl-citation.json&quot;} RNDPUbcRavs7m"/>(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schema&quot;:&quot;https://github.com/citation-style-language/schema/raw/master/csl-citation.json&quot;} RNDPUbcRavs7m"/>. The position of the Biden administration was a more neutral one, <text:span text:style-name="T64">but </text:span>still <text:span text:style-name="T41">committed to </text:span>Israel, <text:span text:style-name="T64">as were </text:span>previous administrations <text:span text:style-name="T64">throughout the history of </text:span><text:span text:style-name="T41">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schema&quot;:&quot;https://github.com/citation-style-language/schema/raw/master/csl-citation.json&quot;} RNDbuaZxvYbkF"/><text:span text:style-name="T41">(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schema&quot;:&quot;https://github.com/citation-style-language/schema/raw/master/csl-citation.json&quot;} RNDbuaZxvYbkF"/>. <text:span text:style-name="T64">It is important to note that t</text:span>he survey took place roughly one <text:soft-page-break/>month before tensions between Israelis and Palestinians in Jerusalem reached a<text:span text:style-name="T64">nother</text:span> boiling point, leading to <text:span text:style-name="T64">extensive </text:span>military conflict with Hamas <text:span text:style-name="T65">in G</text:span><text:span text:style-name="T66">aza</text:span> (dubbed operation <text:span text:style-name="T3">_Guardian of the Walls_</text:span>), <text:s/>sparking a severe level of violence <text:span text:style-name="T66">and raising once again claims for war crimes and human rights violations</text:span><text:span text:style-name="T66"><text:note text:id="ftn1" text:note-class="footnote"><text:note-citation>1</text:note-citation><text:note-body><text:p text:style-name="Footnotes">https://www.hrw.org/news/2021/07/27/gaza-apparent-war-crimes-during-may-fighting</text:p></text:note-body></text:note></text:span><text:span text:style-name="T66">.</text:span></text:p>
      <text:h text:style-name="P20" text:outline-level="2"><text:span text:style-name="T17">3</text:span><text:span text:style-name="T18">.</text:span><text:span text:style-name="T19">3.</text:span><text:span text:style-name="T18"> </text:span><text:span text:style-name="T20">Participants</text:span></text:h>
      <text:p text:style-name="P21"><text:s/><text:span text:style-name="T47">A total of </text:span><text:span text:style-name="T23">624 </text:span><text:span text:style-name="T44">participants</text:span><text:span text:style-name="T23"> </text:span><text:span text:style-name="T43">partially </text:span><text:span text:style-name="T23">completed the survey (328 in Israel and 296 in Palestine)</text:span><text:span text:style-name="T24">,</text:span><text:span text:style-name="T23"> </text:span><text:span text:style-name="T24">out of which </text:span><text:span text:style-name="T47">a </text:span>total of 556 <text:span text:style-name="T22">respondents completed the </text:span><text:span text:style-name="T45">entire</text:span><text:span text:style-name="T15"> </text:span><text:span text:style-name="T22">survey</text:span> (291 from Israel and 265 from Palestine).</text:p>
      <text:p text:style-name="P31">Out of the total 624 respondents, 310 were male <text:span text:style-name="T48">(167 in Israel and 143 in Palestine)</text:span>, 312 female <text:span text:style-name="T48">(159 in Israel and 153 in Palestine);</text:span> <text:span text:style-name="T50">2</text:span> did not disclose their gender <text:span text:style-name="T48">(</text:span><text:span text:style-name="T25">both</text:span><text:span text:style-name="T48"> from Israel)</text:span>. <text:span text:style-name="T49">Total r</text:span><text:span text:style-name="T48">espondents aged between 13 and 71 </text:span><text:span text:style-name="T49">(M=35.</text:span><text:span text:style-name="T50">31</text:span><text:span text:style-name="T49">, SD=13.48), </text:span><text:span text:style-name="T50">between 13 and 71 in </text:span><text:span text:style-name="T25">Israel</text:span><text:span text:style-name="T50"> (M=36.09, SD=14.23) and between 15 and 71 in Palestine (M=34.45, SD=12.57). No statistically significant age difference was found between the groups (p=0.</text:span><text:span text:style-name="T52">1</text:span><text:span text:style-name="T71">27</text:span><text:span text:style-name="T52">).</text:span></text:p>
      <text:p text:style-name="P46">Participants were also asked to rate their level of tech confidence as a value between 1 and 5. <text:s/>Israelis had a significantly higher level of tech confidence (p=1.24e-23) with a mean value of 3.8 <text:span text:style-name="T68">(SD=1.04) </text:span>compared to <text:span text:style-name="T68">2.87 within Palestinians (SD=1.32).</text:span></text:p>
      <text:h text:style-name="P43" text:outline-level="2">3.4. Measurements</text:h>
      <text:p text:style-name="P51">This section details the parameters that were measured in each of the four parts mentioned above. <text:span text:style-name="T72">The complete set of questions is available in Appendix A.</text:span></text:p>
      <text:h text:style-name="P44" text:outline-level="3"><text:soft-page-break/>Demographic information</text:h>
      <text:p text:style-name="P52">The survey was anonymous but <text:span text:style-name="T72">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47">In addition to basic information, we asked participants to estimate their level of tech confidence <text:span text:style-name="T73">on</text:span> a 1-5 scale. <text:span text:style-name="T73">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74">p.</text:span></text:p>
      <text:h text:style-name="P45" text:outline-level="3">General attitude toward robots <text:span text:style-name="T80">and the outgroup</text:span>.</text:h>
      <text:p text:style-name="P53">General attitude toward robots was measured using the NARS ranking (<text:span text:style-name="T5">Negative Attitude toward Robots Scale) </text:span><text:span text:style-name="T76">that includes a collection of statements that the participants rank between 1 (</text:span><text:span text:style-name="T8">Strongly disagree) </text:span><text:span text:style-name="T76">and 5 (</text:span><text:span text:style-name="T8">Strongly agree). W</text:span><text:span text:style-name="T69">e used a trimmed-down version </text:span><text:span text:style-name="T75">of the ranking </text:span><text:span text:style-name="T69">which include</text:span><text:span text:style-name="T75">d</text:span><text:span text:style-name="T69"> the S1 and S3 (inverse) </text:span><text:span text:style-name="T75">subs</text:span><text:span text:style-name="T69">cale</text:span><text:span text:style-name="T75">s </text:span><text:span text:style-name="T69">from the work of Tsui et al (2010)</text:span> <text:span text:style-name="T75">on </text:span><text:span text:style-name="T69">attitude toward telepresence robots. </text:span><text:span text:style-name="T75">A</text:span><text:span text:style-name="T76"> </text:span><text:span text:style-name="T75">higher ranking on the scale meant a more negative attitude toward robots. Therefore, the standard S1 scale included statements such as </text:span><text:span text:style-name="T8">I would feel nervous operating a robot in</text:span></text:p>
      <text:p text:style-name="P48"><text:span text:style-name="T8">front of other people, </text:span><text:span text:style-name="T76">while the S3 scale included statements such as </text:span><text:span text:style-name="T8">I feel that I could</text:span></text:p>
      <text:p text:style-name="P48"><text:span text:style-name="T8">make friends with robots. </text:span><text:span text:style-name="T76">Overall the ranking included 11 questions, 6 from S1 and 5 from S3.</text:span></text:p>
      <text:p text:style-name="New_20_paragraph"><text:soft-page-break/><text:span text:style-name="T69">Additionally, </text:span><text:span text:style-name="T70">we asked the </text:span><text:span text:style-name="T78">participants</text:span><text:span text:style-name="T70"> to rate their general feeling toward robots using a zero to hundred feeling thermometer </text:span><text:span text:style-name="T78">from 0: </text:span><text:span text:style-name="T9">Not favorable toward robots </text:span><text:span text:style-name="T77">to 100: </text:span><text:span text:style-name="T9">Most favorable toward robots.<text:tab/></text:span></text:p>
      <text:h text:style-name="P18" text:outline-level="1">4. Results</text:h>
      <text:h text:style-name="P40" text:outline-level="2">4.1. General attitude toward robots</text:h>
      <text:p text:style-name="P41">General attitude toward robots was measured using the NARS ranking (<text:span text:style-name="T5">Negative Attitude toward Robots Scale). </text:span><text:span text:style-name="T69">To ease the flow of the survey we used a trimmed-down version which includes the S1 and S3 (inverse) scale from the work of Tsui et al </text:span><text:reference-mark-start text:name="ZOTERO_ITEM CSL_CITATION {&quot;citationID&quot;:&quot;fNO5hcpp&quot;,&quot;properties&quot;:{&quot;formattedCitation&quot;:&quot;(2010)&quot;,&quot;plainCitation&quot;:&quot;(2010)&quot;,&quot;noteIndex&quot;:0},&quot;citationItems&quot;:[{&quot;id&quot;:1706,&quot;uris&quot;:[&quot;http://zotero.org/groups/2446849/items/BTT72BGN&quot;],&quot;uri&quot;:[&quot;http://zotero.org/groups/2446849/items/BTT72BGN&quot;],&quot;itemData&quot;:{&quot;id&quot;:1706,&quot;type&quot;:&quot;paper-conference&quot;,&quot;abstract&quot;:&quot;Nomura et al. designed and piloted the Negative Attitude toward Robots Scale (NARS) in 2003 [18]. NARS has been used by researchers to understand the attitudes of diﬀerent people towards robots under diﬀerent circumstances. To our knowledge, NARS has only been used with robots perceived to be autonomous. Our goal was to evaluate if NARS could be extended to robots that were known to have a human in the loop. Towards this end, we veriﬁed the validity of the scale with telepresence robots using an online video survey. We found diﬀerences across diﬀerent cultures and gender much like other researcher in the past. Once the consistency of the scale was veriﬁed, we used NARS in our second study that involved the use of telepresence robots.&quot;,&quot;container-title&quot;:&quot;Proceedings of the 10th Performance Metrics for Intelligent Systems Workshop on - PerMIS '10&quot;,&quot;DOI&quot;:&quot;10.1145/2377576.2377621&quot;,&quot;event&quot;:&quot;the 10th Performance Metrics for Intelligent Systems Workshop&quot;,&quot;event-place&quot;:&quot;Baltimore, Maryland&quot;,&quot;ISBN&quot;:&quot;978-1-4503-0290-6&quot;,&quot;language&quot;:&quot;en&quot;,&quot;page&quot;:&quot;243&quot;,&quot;publisher&quot;:&quot;ACM Press&quot;,&quot;publisher-place&quot;:&quot;Baltimore, Maryland&quot;,&quot;source&quot;:&quot;DOI.org (Crossref)&quot;,&quot;title&quot;:&quot;Using the \&quot;negative attitude toward robots scale\&quot; with telepresence robots&quot;,&quot;URL&quot;:&quot;http://dl.acm.org/citation.cfm?doid=2377576.2377621&quot;,&quot;author&quot;:[{&quot;family&quot;:&quot;Tsui&quot;,&quot;given&quot;:&quot;Katherine M.&quot;},{&quot;family&quot;:&quot;Desai&quot;,&quot;given&quot;:&quot;Munjal&quot;},{&quot;family&quot;:&quot;Yanco&quot;,&quot;given&quot;:&quot;Holly A.&quot;},{&quot;family&quot;:&quot;Cramer&quot;,&quot;given&quot;:&quot;Henriette&quot;},{&quot;family&quot;:&quot;Kemper&quot;,&quot;given&quot;:&quot;Nicander&quot;}],&quot;accessed&quot;:{&quot;date-parts&quot;:[[&quot;2020&quot;,10,25]]},&quot;issued&quot;:{&quot;date-parts&quot;:[[&quot;2010&quot;]]},&quot;citation-key&quot;:&quot;tsuiUsingNegativeAttitude2010&quot;},&quot;suppress-author&quot;:true}],&quot;schema&quot;:&quot;https://github.com/citation-style-language/schema/raw/master/csl-citation.json&quot;} RNDMShRgcVkHX"/><text:span text:style-name="T69">(2010)</text:span><text:reference-mark-end text:name="ZOTERO_ITEM CSL_CITATION {&quot;citationID&quot;:&quot;fNO5hcpp&quot;,&quot;properties&quot;:{&quot;formattedCitation&quot;:&quot;(2010)&quot;,&quot;plainCitation&quot;:&quot;(2010)&quot;,&quot;noteIndex&quot;:0},&quot;citationItems&quot;:[{&quot;id&quot;:1706,&quot;uris&quot;:[&quot;http://zotero.org/groups/2446849/items/BTT72BGN&quot;],&quot;uri&quot;:[&quot;http://zotero.org/groups/2446849/items/BTT72BGN&quot;],&quot;itemData&quot;:{&quot;id&quot;:1706,&quot;type&quot;:&quot;paper-conference&quot;,&quot;abstract&quot;:&quot;Nomura et al. designed and piloted the Negative Attitude toward Robots Scale (NARS) in 2003 [18]. NARS has been used by researchers to understand the attitudes of diﬀerent people towards robots under diﬀerent circumstances. To our knowledge, NARS has only been used with robots perceived to be autonomous. Our goal was to evaluate if NARS could be extended to robots that were known to have a human in the loop. Towards this end, we veriﬁed the validity of the scale with telepresence robots using an online video survey. We found diﬀerences across diﬀerent cultures and gender much like other researcher in the past. Once the consistency of the scale was veriﬁed, we used NARS in our second study that involved the use of telepresence robots.&quot;,&quot;container-title&quot;:&quot;Proceedings of the 10th Performance Metrics for Intelligent Systems Workshop on - PerMIS '10&quot;,&quot;DOI&quot;:&quot;10.1145/2377576.2377621&quot;,&quot;event&quot;:&quot;the 10th Performance Metrics for Intelligent Systems Workshop&quot;,&quot;event-place&quot;:&quot;Baltimore, Maryland&quot;,&quot;ISBN&quot;:&quot;978-1-4503-0290-6&quot;,&quot;language&quot;:&quot;en&quot;,&quot;page&quot;:&quot;243&quot;,&quot;publisher&quot;:&quot;ACM Press&quot;,&quot;publisher-place&quot;:&quot;Baltimore, Maryland&quot;,&quot;source&quot;:&quot;DOI.org (Crossref)&quot;,&quot;title&quot;:&quot;Using the \&quot;negative attitude toward robots scale\&quot; with telepresence robots&quot;,&quot;URL&quot;:&quot;http://dl.acm.org/citation.cfm?doid=2377576.2377621&quot;,&quot;author&quot;:[{&quot;family&quot;:&quot;Tsui&quot;,&quot;given&quot;:&quot;Katherine M.&quot;},{&quot;family&quot;:&quot;Desai&quot;,&quot;given&quot;:&quot;Munjal&quot;},{&quot;family&quot;:&quot;Yanco&quot;,&quot;given&quot;:&quot;Holly A.&quot;},{&quot;family&quot;:&quot;Cramer&quot;,&quot;given&quot;:&quot;Henriette&quot;},{&quot;family&quot;:&quot;Kemper&quot;,&quot;given&quot;:&quot;Nicander&quot;}],&quot;accessed&quot;:{&quot;date-parts&quot;:[[&quot;2020&quot;,10,25]]},&quot;issued&quot;:{&quot;date-parts&quot;:[[&quot;2010&quot;]]},&quot;citation-key&quot;:&quot;tsuiUsingNegativeAttitude2010&quot;},&quot;suppress-author&quot;:true}],&quot;schema&quot;:&quot;https://github.com/citation-style-language/schema/raw/master/csl-citation.json&quot;} RNDMShRgcVkHX"/> <text:span text:style-name="T69">who adjusted the scale for evaluating attitude toward telepresence robots. Additionally, </text:span><text:span text:style-name="T70">we asked the respondents to rate their general feeling toward robots using a zero to hundred feeling thermometer. </text:span></text:p>
      <text:p text:style-name="P39"/>
      <text:h text:style-name="P14" text:outline-level="1">5. Discussion</text:h>
      <text:p text:style-name="P15"><text:span text:style-name="T36">It is reasonable to assume that the vaccination gap amplified the sensation of inequality and frustration around Palestinians </text:span><text:span text:style-name="T38">could have effects on the result of the survey</text:span><text:span text:style-name="T36">.</text:span></text:p>
      <text:h text:style-name="P36" text:outline-level="2">.1 Participants</text:h>
      <text:p text:style-name="P38">The survey was conducted</text:p>
      <text:h text:style-name="P13" text:outline-level="1"/>
      <text:h text:style-name="P13" text:outline-level="1">Heading 1: use this style for level one headings</text:h>
      <text:p text:style-name="P27">Paragraph: use this for the first paragraph in a section, or to continue after an extract.</text:p>
      <text:p text:style-name="P25">New paragraph: use this style when you need to begin a new paragraph.</text:p>
      <text:p text:style-name="P10"><text:soft-page-break/>Display quotations of over 40 words, or as needed.</text:p>
      <text:list xml:id="list1407130100" text:style-name="WWNum28">
        <text:list-item>
          <text:p text:style-name="P42">For bulleted lists</text:p>
        </text:list-item>
      </text:list>
      <text:list xml:id="list222250444169050" text:continue-list="list427494748" text:style-name="WWNum24">
        <text:list-item>
          <text:p text:style-name="P50">For numbered lists</text:p>
        </text:list-item>
      </text:list>
      <text:p text:style-name="P9"><text:tab/>Displayed equation<text:tab/>( )</text:p>
      <text:h text:style-name="P19" text:outline-level="2">Heading 2: use this style for level two headings</text:h>
      <text:h text:style-name="P22" text:outline-level="3">Heading 3: use this style for level three headings</text:h>
      <text:p text:style-name="P23"><text:span text:style-name="T4">Heading 4: create the heading in italics</text:span>. Run the text on after a punctuation mark.</text:p>
      <text:p text:style-name="P6">Acknowledgments, avoiding identifying any of the authors prior to peer review</text:p>
      <text:p text:style-name="P12">1. This is a note. The style name is Footnotes, but it can also be applied to endnotes.</text:p>
      <text:p text:style-name="P12"/>
      <text:p text:style-name="P28">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11">Figure 1. Type your caption here. Obtain permission and include the acknowledgement required by the copyright holder if a figure is being reproduced from another source.</text:p>
      <text:p text:style-name="P29"/>
      <text:h text:style-name="P16" text:outline-level="1">References</text:h>
      <text:p text:style-name="P17"/>
      <text:section text:style-name="Sect1" text:name="ZOTERO_BIBL {&quot;uncited&quot;:[],&quot;omitted&quot;:[],&quot;custom&quot;:[]} CSL_BIBLIOGRAPHY RNDmGm32JU9sW">
        <text:p text:style-name="Bibliography_20_1">Chomsky, N. (1999). <text:span text:style-name="T4">Fateful Triangle: The United States, Israel, and the Palestinians</text:span>. South End Press.</text:p>
        <text:p text:style-name="Bibliography_20_1">Dahdal, Y., Davidovitch, N., Gilmont, M., Lezaun, J., Negev, M., Sandler, D., &amp; Shaheen, M. (2021). Lessons of the Israeli-Palestinian Conflict for Public Health: The Case of the COVID-19 Vaccination Gap. <text:span text:style-name="T4">International Journal of Environmental Research and Public Health</text:span>, <text:span text:style-name="T4">18</text:span>(21), 11292. https://doi.org/10.3390/ijerph182111292</text:p>
        <text:p text:style-name="Bibliography_20_1">Mathieu, E., Ritchie, H., Ortiz-Ospina, E., Roser, M., Hasell, J., Appel, C., Giattino, C., &amp; Rodés-Guirao, L. (2021). A global database of COVID-19 vaccinations. <text:span text:style-name="T4">Nature Human Behaviour</text:span>, <text:span text:style-name="T4">5</text:span>(7), 947–953. https://doi.org/10.1038/s41562-021-01122-8</text:p>
        <text:p text:style-name="Bibliography_20_1">Shen, Y., Guo, D., Long, F., Mateos, L. A., Ding, H., Xiu, Z., Hellman, R. B., King, A., Chen, S., Zhang, C., &amp; Tan, H. (2021). Robots Under COVID-19 Pandemic: A Comprehensive Survey. <text:span text:style-name="T4">IEEE Access</text:span>, <text:span text:style-name="T4">9</text:span>, 1590–1615. https://doi.org/10.1109/ACCESS.2020.3045792</text:p>
        <text:p text:style-name="Bibliography_20_1">Teran, R. (2021). <text:span text:style-name="T4">No Going Back: The Effect of the Trump Administration on the Israeli-Palestinian Conflict</text:span>.</text:p>
        <text:p text:style-name="Bibliography_20_1">Tsui, K. M., Desai, M., Yanco, H. A., Cramer, H., &amp; Kemper, N. (2010). Using the “negative attitude toward robots scale” with telepresence robots. <text:span text:style-name="T4">Proceedings of </text:span><text:soft-page-break/><text:span text:style-name="T4">the 10th Performance Metrics for Intelligent Systems Workshop on - PerMIS ’10</text:span>, 243. https://doi.org/10.1145/2377576.2377621</text:p>
        <text:p text:style-name="Bibliography_20_1">Viveash, D. (2021). Has President Trump killed the Middle East Peace Process? <text:span text:style-name="T4">Canadian Foreign Policy Journal</text:span>, <text:span text:style-name="T4">27</text:span>(1), 49–61. https://doi.org/10.1080/11926422.2020.1842219</text:p>
      </text:section>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57</meta:editing-cycles>
    <meta:print-date>2011-07-22T14:54:00</meta:print-date>
    <meta:creation-date>2021-11-17T16:16:58.104202855</meta:creation-date>
    <dc:date>2022-02-21T22:22:48.593874269</dc:date>
    <meta:editing-duration>P1DT18H36M15S</meta:editing-duration>
    <meta:generator>LibreOffice/7.2.5.2$Linux_X86_64 LibreOffice_project/20$Build-2</meta:generator>
    <meta:document-statistic meta:table-count="0" meta:image-count="0" meta:object-count="0" meta:page-count="9" meta:paragraph-count="65" meta:word-count="1590" meta:character-count="10374" meta:non-whitespace-character-count="8850"/>
    <meta:user-defined meta:name="AppVersion">16.0000</meta:user-defined>
    <meta:user-defined meta:name="Company">Informa Plc</meta:user-defined>
    <meta:user-defined meta:name="ZOTERO_PREF_1">&lt;data data-version="3" zotero-version="5.0.96.3"&gt;&lt;session id="MS5mUFBq"/&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